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66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ccff66" fo:border-left="none" fo:border-right="0.74pt solid #000000" fo:border-top="none"/>
    </style:style>
    <style:style style:name="ce6" style:family="table-cell" style:parent-style-name="Default">
      <style:table-cell-properties fo:border-bottom="none" fo:background-color="#ff6600" fo:border-left="none" fo:border-right="0.74pt solid #000000" fo:border-top="none"/>
    </style:style>
    <style:style style:name="ce7" style:family="table-cell" style:parent-style-name="Default" style:data-style-name="N2">
      <style:table-cell-properties fo:background-color="#ccff66"/>
    </style:style>
    <style:style style:name="ce8" style:family="table-cell" style:parent-style-name="Default" style:data-style-name="N2">
      <style:table-cell-properties fo:background-color="#ff6600"/>
    </style:style>
    <style:style style:name="ce9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default-cell-style-name="ce5"/>
        <table:table-column table:style-name="co1" table:number-columns-repeated="3" table:default-cell-style-name="ce7"/>
        <table:table-column table:style-name="co1" table:default-cell-style-name="ce9"/>
        <table:table-row table:style-name="ro1">
          <table:table-cell table:number-columns-repeated="2"/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Dimensionierung Pierce Oszillator</text:p>
          </table:table-cell>
          <table:table-cell table:style-name="ce1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Default" table:number-columns-repeated="7"/>
        </table:table-row>
        <table:table-row table:style-name="ro1">
          <table:table-cell office:value-type="string" calcext:value-type="string">
            <text:p>C_pcb</text:p>
          </table:table-cell>
          <table:table-cell office:value-type="string" calcext:value-type="string">
            <text:p>0-4 pF</text:p>
          </table:table-cell>
          <table:table-cell table:style-name="ce1" table:number-columns-repeated="2"/>
          <table:table-cell table:style-name="ce4"/>
          <table:table-cell table:style-name="ce1" office:value-type="string" calcext:value-type="string">
            <text:p>74AHCU04</text:p>
          </table:table-cell>
          <table:table-cell table:style-name="ce1" office:value-type="string" calcext:value-type="string">
            <text:p>74AC14N</text:p>
          </table:table-cell>
          <table:table-cell table:style-name="ce1" office:value-type="string" calcext:value-type="string">
            <text:p>74LVC1404</text:p>
          </table:table-cell>
          <table:table-cell table:style-name="ce1"/>
        </table:table-row>
        <table:table-row table:style-name="ro1">
          <table:table-cell office:value-type="string" calcext:value-type="string">
            <text:p>R_f</text:p>
          </table:table-cell>
          <table:table-cell office:value-type="string" calcext:value-type="string">
            <text:p>2,2 Mohm</text:p>
          </table:table-cell>
          <table:table-cell table:style-name="ce1" table:number-columns-repeated="2"/>
          <table:table-cell table:style-name="ce4"/>
          <table:table-cell table:number-columns-repeated="3" table:style-name="ce1" office:value-type="string" calcext:value-type="string">
            <text:p>C_io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1" office:value-type="string" calcext:value-type="string">
            <text:p>C1 [pF]</text:p>
          </table:table-cell>
          <table:table-cell table:style-name="ce1" office:value-type="string" calcext:value-type="string">
            <text:p>C2 [pF]</text:p>
          </table:table-cell>
          <table:table-cell table:style-name="ce4" office:value-type="string" calcext:value-type="string">
            <text:p>C3 [pF]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s [Ohm]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formula="of:=1/((1/([.$C7]+[.F$6]))+(1/([.$D7]+[.F$6]))+(1/[.$E7]))" office:value-type="float" office:value="17.6538461538462" calcext:value-type="float">
            <text:p>17,65</text:p>
          </table:table-cell>
          <table:table-cell table:formula="of:=1/((1/([.$C7]+[.G$6]))+(1/([.$D7]+[.G$6]))+(1/[.$E7]))" office:value-type="float" office:value="17.801261829653" calcext:value-type="float">
            <text:p>17,80</text:p>
          </table:table-cell>
          <table:table-cell table:formula="of:=1/((1/([.$C7]+[.H$6]))+(1/([.$D7]+[.H$6]))+(1/[.$E7]))" office:value-type="float" office:value="17.8875" calcext:value-type="float">
            <text:p>17,89</text:p>
          </table:table-cell>
          <table:table-cell table:formula="of:=1/(2*3.1415*24.567*[.D7])*1000000" office:value-type="float" office:value="64.785947456355" calcext:value-type="float">
            <text:p>64,79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formula="of:=1/((1/([.$C8]+[.F$6]))+(1/([.$D8]+[.F$6]))+(1/[.$E8]))" office:value-type="float" office:value="15.3698630136986" calcext:value-type="float">
            <text:p>15,37</text:p>
          </table:table-cell>
          <table:table-cell table:formula="of:=1/((1/([.$C8]+[.G$6]))+(1/([.$D8]+[.G$6]))+(1/[.$E8]))" office:value-type="float" office:value="15.4814814814815" calcext:value-type="float">
            <text:p>15,48</text:p>
          </table:table-cell>
          <table:table-cell table:formula="of:=1/((1/([.$C8]+[.H$6]))+(1/([.$D8]+[.H$6]))+(1/[.$E8]))" office:value-type="float" office:value="15.5466666666667" calcext:value-type="float">
            <text:p>15,55</text:p>
          </table:table-cell>
          <table:table-cell table:formula="of:=1/(2*3.1415*24.567*[.D8])*1000000" office:value-type="float" office:value="64.785947456355" calcext:value-type="float">
            <text:p>64,79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formula="of:=1/((1/([.$C9]+[.F$6]))+(1/([.$D9]+[.F$6]))+(1/[.$E9]))" office:value-type="float" office:value="13.304347826087" calcext:value-type="float">
            <text:p>13,30</text:p>
          </table:table-cell>
          <table:table-cell table:formula="of:=1/((1/([.$C9]+[.G$6]))+(1/([.$D9]+[.G$6]))+(1/[.$E9]))" office:value-type="float" office:value="13.3879003558719" calcext:value-type="float">
            <text:p>13,39</text:p>
          </table:table-cell>
          <table:table-cell table:formula="of:=1/((1/([.$C9]+[.H$6]))+(1/([.$D9]+[.H$6]))+(1/[.$E9]))" office:value-type="float" office:value="13.4366197183099" calcext:value-type="float">
            <text:p>13,44</text:p>
          </table:table-cell>
          <table:table-cell table:formula="of:=1/(2*3.1415*24.567*[.D9])*1000000" office:value-type="float" office:value="64.785947456355" calcext:value-type="float">
            <text:p>64,79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table:formula="of:=1/((1/([.$C10]+[.F$6]))+(1/([.$D10]+[.F$6]))+(1/[.$E10]))" office:value-type="float" office:value="15.241935483871" calcext:value-type="float">
            <text:p>15,24</text:p>
          </table:table-cell>
          <table:table-cell table:formula="of:=1/((1/([.$C10]+[.G$6]))+(1/([.$D10]+[.G$6]))+(1/[.$E10]))" office:value-type="float" office:value="15.4743083003953" calcext:value-type="float">
            <text:p>15,47</text:p>
          </table:table-cell>
          <table:table-cell table:formula="of:=1/((1/([.$C10]+[.H$6]))+(1/([.$D10]+[.H$6]))+(1/[.$E10]))" office:value-type="float" office:value="15.609375" calcext:value-type="float">
            <text:p>15,61</text:p>
          </table:table-cell>
          <table:table-cell table:formula="of:=1/(2*3.1415*24.567*[.D10])*1000000" office:value-type="float" office:value="95.2734521416985" calcext:value-type="float">
            <text:p>95,27</text:p>
          </table:table-cell>
        </table:table-row>
        <table:table-row table:style-name="ro1">
          <table:table-cell table:number-columns-repeated="2"/>
          <table:table-cell table:number-columns-repeated="2" table:style-name="ce3" office:value-type="float" office:value="68" calcext:value-type="float">
            <text:p>68</text:p>
          </table:table-cell>
          <table:table-cell table:style-name="ce6" office:value-type="float" office:value="22" calcext:value-type="float">
            <text:p>22</text:p>
          </table:table-cell>
          <table:table-cell table:style-name="ce8" table:formula="of:=1/((1/([.$C11]+[.F$6]))+(1/([.$D11]+[.F$6]))+(1/[.$E11]))" office:value-type="float" office:value="13.5087719298246" calcext:value-type="float">
            <text:p>13,51</text:p>
          </table:table-cell>
          <table:table-cell table:style-name="ce8" table:formula="of:=1/((1/([.$C11]+[.G$6]))+(1/([.$D11]+[.G$6]))+(1/[.$E11]))" office:value-type="float" office:value="13.6909871244635" calcext:value-type="float">
            <text:p>13,69</text:p>
          </table:table-cell>
          <table:table-cell table:style-name="ce8" table:formula="of:=1/((1/([.$C11]+[.H$6]))+(1/([.$D11]+[.H$6]))+(1/[.$E11]))" office:value-type="float" office:value="13.7966101694915" calcext:value-type="float">
            <text:p>13,80</text:p>
          </table:table-cell>
          <table:table-cell table:formula="of:=1/(2*3.1415*24.567*[.D11])*1000000" office:value-type="float" office:value="95.2734521416985" calcext:value-type="float">
            <text:p>95,27</text:p>
          </table:table-cell>
        </table:table-row>
        <table:table-row table:style-name="ro1">
          <table:table-cell table:number-columns-repeated="2"/>
          <table:table-cell table:number-columns-repeated="2" table:style-name="ce3" office:value-type="float" office:value="68" calcext:value-type="float">
            <text:p>68</text:p>
          </table:table-cell>
          <table:table-cell table:style-name="ce6" office:value-type="float" office:value="18" calcext:value-type="float">
            <text:p>18</text:p>
          </table:table-cell>
          <table:table-cell table:style-name="ce8" table:formula="of:=1/((1/([.$C12]+[.F$6]))+(1/([.$D12]+[.F$6]))+(1/[.$E12]))" office:value-type="float" office:value="11.8867924528302" calcext:value-type="float">
            <text:p>11,89</text:p>
          </table:table-cell>
          <table:table-cell table:style-name="ce8" table:formula="of:=1/((1/([.$C12]+[.G$6]))+(1/([.$D12]+[.G$6]))+(1/[.$E12]))" office:value-type="float" office:value="12.0276497695853" calcext:value-type="float">
            <text:p>12,03</text:p>
          </table:table-cell>
          <table:table-cell table:style-name="ce8" table:formula="of:=1/((1/([.$C12]+[.H$6]))+(1/([.$D12]+[.H$6]))+(1/[.$E12]))" office:value-type="float" office:value="12.1090909090909" calcext:value-type="float">
            <text:p>12,11</text:p>
          </table:table-cell>
          <table:table-cell table:formula="of:=1/(2*3.1415*24.567*[.D12])*1000000" office:value-type="float" office:value="95.2734521416985" calcext:value-type="float">
            <text:p>95,27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table:formula="of:=1/((1/([.$C13]+[.F$6]))+(1/([.$D13]+[.F$6]))+(1/[.$E13]))" office:value-type="float" office:value="16.4347826086957" calcext:value-type="float">
            <text:p>16,43</text:p>
          </table:table-cell>
          <table:table-cell table:formula="of:=1/((1/([.$C13]+[.G$6]))+(1/([.$D13]+[.G$6]))+(1/[.$E13]))" office:value-type="float" office:value="16.6227758007117" calcext:value-type="float">
            <text:p>16,62</text:p>
          </table:table-cell>
          <table:table-cell table:formula="of:=1/((1/([.$C13]+[.H$6]))+(1/([.$D13]+[.H$6]))+(1/[.$E13]))" office:value-type="float" office:value="16.7323943661972" calcext:value-type="float">
            <text:p>16,73</text:p>
          </table:table-cell>
          <table:table-cell table:formula="of:=1/(2*3.1415*24.567*[.D13])*1000000" office:value-type="float" office:value="79.0072529955549" calcext:value-type="float">
            <text:p>79,0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table:formula="of:=1/((1/([.$C14]+[.F$6]))+(1/([.$D14]+[.F$6]))+(1/[.$E14]))" office:value-type="float" office:value="14.4375" calcext:value-type="float">
            <text:p>14,44</text:p>
          </table:table-cell>
          <table:table-cell table:formula="of:=1/((1/([.$C14]+[.G$6]))+(1/([.$D14]+[.G$6]))+(1/[.$E14]))" office:value-type="float" office:value="14.5823754789272" calcext:value-type="float">
            <text:p>14,58</text:p>
          </table:table-cell>
          <table:table-cell table:formula="of:=1/((1/([.$C14]+[.H$6]))+(1/([.$D14]+[.H$6]))+(1/[.$E14]))" office:value-type="float" office:value="14.6666666666667" calcext:value-type="float">
            <text:p>14,67</text:p>
          </table:table-cell>
          <table:table-cell table:formula="of:=1/(2*3.1415*24.567*[.D14])*1000000" office:value-type="float" office:value="79.0072529955549" calcext:value-type="float">
            <text:p>79,01</text:p>
          </table:table-cell>
        </table:table-row>
        <table:table-row table:style-name="ro1">
          <table:table-cell table:number-columns-repeated="2"/>
          <table:table-cell table:number-columns-repeated="2" table:style-name="ce3" office:value-type="float" office:value="82" calcext:value-type="float">
            <text:p>82</text:p>
          </table:table-cell>
          <table:table-cell table:style-name="ce6" office:value-type="float" office:value="18" calcext:value-type="float">
            <text:p>18</text:p>
          </table:table-cell>
          <table:table-cell table:style-name="ce8" table:formula="of:=1/((1/([.$C15]+[.F$6]))+(1/([.$D15]+[.F$6]))+(1/[.$E15]))" office:value-type="float" office:value="12.6" calcext:value-type="float">
            <text:p>12,60</text:p>
          </table:table-cell>
          <table:table-cell table:style-name="ce8" table:formula="of:=1/((1/([.$C15]+[.G$6]))+(1/([.$D15]+[.G$6]))+(1/[.$E15]))" office:value-type="float" office:value="12.7102040816327" calcext:value-type="float">
            <text:p>12,71</text:p>
          </table:table-cell>
          <table:table-cell table:style-name="ce8" table:formula="of:=1/((1/([.$C15]+[.H$6]))+(1/([.$D15]+[.H$6]))+(1/[.$E15]))" office:value-type="float" office:value="12.7741935483871" calcext:value-type="float">
            <text:p>12,77</text:p>
          </table:table-cell>
          <table:table-cell table:formula="of:=1/(2*3.1415*24.567*[.D15])*1000000" office:value-type="float" office:value="79.0072529955549" calcext:value-type="float">
            <text:p>79,01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formula="of:=1/((1/([.$C16]+[.F$6]))+(1/([.$D16]+[.F$6]))+(1/[.$E16]))" office:value-type="float" office:value="17.0225165562914" calcext:value-type="float">
            <text:p>17,02</text:p>
          </table:table-cell>
          <table:table-cell table:formula="of:=1/((1/([.$C16]+[.G$6]))+(1/([.$D16]+[.G$6]))+(1/[.$E16]))" office:value-type="float" office:value="17.19184643832" calcext:value-type="float">
            <text:p>17,19</text:p>
          </table:table-cell>
          <table:table-cell table:formula="of:=1/((1/([.$C16]+[.H$6]))+(1/([.$D16]+[.H$6]))+(1/[.$E16]))" office:value-type="float" office:value="17.2906769188521" calcext:value-type="float">
            <text:p>17,29</text:p>
          </table:table-cell>
          <table:table-cell table:formula="of:=1/(2*3.1415*24.567*[.D16])*1000000" office:value-type="float" office:value="64.785947456355" calcext:value-type="float">
            <text:p>64,79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formula="of:=1/((1/([.$C17]+[.F$6]))+(1/([.$D17]+[.F$6]))+(1/[.$E17]))" office:value-type="float" office:value="14.8890995260664" calcext:value-type="float">
            <text:p>14,89</text:p>
          </table:table-cell>
          <table:table-cell table:formula="of:=1/((1/([.$C17]+[.G$6]))+(1/([.$D17]+[.G$6]))+(1/[.$E17]))" office:value-type="float" office:value="15.0184839044652" calcext:value-type="float">
            <text:p>15,02</text:p>
          </table:table-cell>
          <table:table-cell table:formula="of:=1/((1/([.$C17]+[.H$6]))+(1/([.$D17]+[.H$6]))+(1/[.$E17]))" office:value-type="float" office:value="15.0938511326861" calcext:value-type="float">
            <text:p>15,09</text:p>
          </table:table-cell>
          <table:table-cell table:formula="of:=1/(2*3.1415*24.567*[.D17])*1000000" office:value-type="float" office:value="64.785947456355" calcext:value-type="float">
            <text:p>64,79</text:p>
          </table:table-cell>
        </table:table-row>
        <table:table-row table:style-name="ro1">
          <table:table-cell table:number-columns-repeated="2"/>
          <table:table-cell table:style-name="ce3" office:value-type="float" office:value="82" calcext:value-type="float">
            <text:p>82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float" office:value="18" calcext:value-type="float">
            <text:p>18</text:p>
          </table:table-cell>
          <table:table-cell table:style-name="ce8" table:formula="of:=1/((1/([.$C18]+[.F$6]))+(1/([.$D18]+[.F$6]))+(1/[.$E18]))" office:value-type="float" office:value="12.9425981873112" calcext:value-type="float">
            <text:p>12,94</text:p>
          </table:table-cell>
          <table:table-cell table:style-name="ce8" table:formula="of:=1/((1/([.$C18]+[.G$6]))+(1/([.$D18]+[.G$6]))+(1/[.$E18]))" office:value-type="float" office:value="13.0402532609349" calcext:value-type="float">
            <text:p>13,04</text:p>
          </table:table-cell>
          <table:table-cell table:style-name="ce8" table:formula="of:=1/((1/([.$C18]+[.H$6]))+(1/([.$D18]+[.H$6]))+(1/[.$E18]))" office:value-type="float" office:value="13.0970358814353" calcext:value-type="float">
            <text:p>13,10</text:p>
          </table:table-cell>
          <table:table-cell table:formula="of:=1/(2*3.1415*24.567*[.D18])*1000000" office:value-type="float" office:value="64.785947456355" calcext:value-type="float">
            <text:p>64,79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table:formula="of:=1/((1/([.$C19]+[.F$6]))+(1/([.$D19]+[.F$6]))+(1/[.$E19]))" office:value-type="float" office:value="15.81589958159" calcext:value-type="float">
            <text:p>15,82</text:p>
          </table:table-cell>
          <table:table-cell table:formula="of:=1/((1/([.$C19]+[.G$6]))+(1/([.$D19]+[.G$6]))+(1/[.$E19]))" office:value-type="float" office:value="16.0279953617152" calcext:value-type="float">
            <text:p>16,03</text:p>
          </table:table-cell>
          <table:table-cell table:formula="of:=1/((1/([.$C19]+[.H$6]))+(1/([.$D19]+[.H$6]))+(1/[.$E19]))" office:value-type="float" office:value="16.1513871027007" calcext:value-type="float">
            <text:p>16,15</text:p>
          </table:table-cell>
          <table:table-cell table:formula="of:=1/(2*3.1415*24.567*[.D19])*1000000" office:value-type="float" office:value="79.0072529955549" calcext:value-type="float">
            <text:p>79,01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table:formula="of:=1/((1/([.$C20]+[.F$6]))+(1/([.$D20]+[.F$6]))+(1/[.$E20]))" office:value-type="float" office:value="13.9577039274924" calcext:value-type="float">
            <text:p>13,96</text:p>
          </table:table-cell>
          <table:table-cell table:formula="of:=1/((1/([.$C20]+[.G$6]))+(1/([.$D20]+[.G$6]))+(1/[.$E20]))" office:value-type="float" office:value="14.1226296798628" calcext:value-type="float">
            <text:p>14,12</text:p>
          </table:table-cell>
          <table:table-cell table:formula="of:=1/((1/([.$C20]+[.H$6]))+(1/([.$D20]+[.H$6]))+(1/[.$E20]))" office:value-type="float" office:value="14.2183406113537" calcext:value-type="float">
            <text:p>14,22</text:p>
          </table:table-cell>
          <table:table-cell table:formula="of:=1/(2*3.1415*24.567*[.D20])*1000000" office:value-type="float" office:value="79.0072529955549" calcext:value-type="float">
            <text:p>79,01</text:p>
          </table:table-cell>
        </table:table-row>
        <table:table-row table:style-name="ro1">
          <table:table-cell table:number-columns-repeated="2"/>
          <table:table-cell table:style-name="ce3" office:value-type="float" office:value="68" calcext:value-type="float">
            <text:p>68</text:p>
          </table:table-cell>
          <table:table-cell table:style-name="ce3" office:value-type="float" office:value="82" calcext:value-type="float">
            <text:p>82</text:p>
          </table:table-cell>
          <table:table-cell table:style-name="ce6" office:value-type="float" office:value="18" calcext:value-type="float">
            <text:p>18</text:p>
          </table:table-cell>
          <table:table-cell table:style-name="ce8" table:formula="of:=1/((1/([.$C21]+[.F$6]))+(1/([.$D21]+[.F$6]))+(1/[.$E21]))" office:value-type="float" office:value="12.2330097087379" calcext:value-type="float">
            <text:p>12,23</text:p>
          </table:table-cell>
          <table:table-cell table:style-name="ce8" table:formula="of:=1/((1/([.$C21]+[.G$6]))+(1/([.$D21]+[.G$6]))+(1/[.$E21]))" office:value-type="float" office:value="12.3595105794761" calcext:value-type="float">
            <text:p>12,36</text:p>
          </table:table-cell>
          <table:table-cell table:style-name="ce8" table:formula="of:=1/((1/([.$C21]+[.H$6]))+(1/([.$D21]+[.H$6]))+(1/[.$E21]))" office:value-type="float" office:value="12.4327535002121" calcext:value-type="float">
            <text:p>12,43</text:p>
          </table:table-cell>
          <table:table-cell table:formula="of:=1/(2*3.1415*24.567*[.D21])*1000000" office:value-type="float" office:value="79.0072529955549" calcext:value-type="float">
            <text:p>79,01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table:formula="of:=1/((1/([.$C22]+[.F$6]))+(1/([.$D22]+[.F$6]))+(1/[.$E22]))" office:value-type="float" office:value="16.3594704684318" calcext:value-type="float">
            <text:p>16,36</text:p>
          </table:table-cell>
          <table:table-cell table:formula="of:=1/((1/([.$C22]+[.G$6]))+(1/([.$D22]+[.G$6]))+(1/[.$E22]))" office:value-type="float" office:value="16.5564233827725" calcext:value-type="float">
            <text:p>16,56</text:p>
          </table:table-cell>
          <table:table-cell table:formula="of:=1/((1/([.$C22]+[.H$6]))+(1/([.$D22]+[.H$6]))+(1/[.$E22]))" office:value-type="float" office:value="16.6709697732997" calcext:value-type="float">
            <text:p>16,67</text:p>
          </table:table-cell>
          <table:table-cell table:formula="of:=1/(2*3.1415*24.567*[.D22])*1000000" office:value-type="float" office:value="95.2734521416985" calcext:value-type="float">
            <text:p>95,27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table:formula="of:=1/((1/([.$C23]+[.F$6]))+(1/([.$D23]+[.F$6]))+(1/[.$E23]))" office:value-type="float" office:value="14.3793482240937" calcext:value-type="float">
            <text:p>14,38</text:p>
          </table:table-cell>
          <table:table-cell table:formula="of:=1/((1/([.$C23]+[.G$6]))+(1/([.$D23]+[.G$6]))+(1/[.$E23]))" office:value-type="float" office:value="14.5312874610405" calcext:value-type="float">
            <text:p>14,53</text:p>
          </table:table-cell>
          <table:table-cell table:formula="of:=1/((1/([.$C23]+[.H$6]))+(1/([.$D23]+[.H$6]))+(1/[.$E23]))" office:value-type="float" office:value="14.619451033548" calcext:value-type="float">
            <text:p>14,62</text:p>
          </table:table-cell>
          <table:table-cell table:formula="of:=1/(2*3.1415*24.567*[.D23])*1000000" office:value-type="float" office:value="95.2734521416985" calcext:value-type="float">
            <text:p>95,27</text:p>
          </table:table-cell>
        </table:table-row>
        <table:table-row table:style-name="ro1">
          <table:table-cell table:number-columns-repeated="2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8" calcext:value-type="float">
            <text:p>68</text:p>
          </table:table-cell>
          <table:table-cell table:style-name="ce6" office:value-type="float" office:value="18" calcext:value-type="float">
            <text:p>18</text:p>
          </table:table-cell>
          <table:table-cell table:style-name="ce8" table:formula="of:=1/((1/([.$C24]+[.F$6]))+(1/([.$D24]+[.F$6]))+(1/[.$E24]))" office:value-type="float" office:value="12.5556858147714" calcext:value-type="float">
            <text:p>12,56</text:p>
          </table:table-cell>
          <table:table-cell table:style-name="ce8" table:formula="of:=1/((1/([.$C24]+[.G$6]))+(1/([.$D24]+[.G$6]))+(1/[.$E24]))" office:value-type="float" office:value="12.6713744802434" calcext:value-type="float">
            <text:p>12,67</text:p>
          </table:table-cell>
          <table:table-cell table:style-name="ce8" table:formula="of:=1/((1/([.$C24]+[.H$6]))+(1/([.$D24]+[.H$6]))+(1/[.$E24]))" office:value-type="float" office:value="12.7383616023096" calcext:value-type="float">
            <text:p>12,74</text:p>
          </table:table-cell>
          <table:table-cell table:formula="of:=1/(2*3.1415*24.567*[.D24])*1000000" office:value-type="float" office:value="95.2734521416985" calcext:value-type="float">
            <text:p>95,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4:49:10.688681326</meta:creation-date>
    <dc:date>2017-05-17T15:41:41.453840387</dc:date>
    <meta:editing-duration>PT20S</meta:editing-duration>
    <meta:editing-cycles>1</meta:editing-cycles>
    <meta:generator>LibreOffice/5.1.6.2$Linux_X86_64 LibreOffice_project/10m0$Build-2</meta:generator>
    <meta:document-statistic meta:table-count="1" meta:cell-count="144" meta:object-count="0"/>
  </office:meta>
</office:document-meta>
</file>